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2aad" style:font-name="Arial" style:font-size-asian="10pt" style:font-size-complex="10pt"/>
    </style:style>
    <style:style style:family="paragraph" style:name="P7" style:parent-style-name="UrbanTitle">
      <style:text-properties officeooo:paragraph-rsid="000b2aad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6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3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2aad" style:font-name="Arial" style:font-size-asian="10pt" style:font-size-complex="10pt"/>
    </style:style>
    <style:style style:family="paragraph" style:name="P7" style:parent-style-name="UrbanTitle">
      <style:text-properties officeooo:paragraph-rsid="000b2aad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6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3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2aad" style:font-name="Arial" style:font-size-asian="10pt" style:font-size-complex="10pt"/>
    </style:style>
    <style:style style:family="paragraph" style:name="P7" style:parent-style-name="UrbanTitle">
      <style:text-properties officeooo:paragraph-rsid="000b2aad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6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3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2aad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2aad" style:font-name="Arial" style:font-size-asian="10pt" style:font-size-complex="10pt"/>
    </style:style>
    <style:style style:family="paragraph" style:name="P7" style:parent-style-name="UrbanTitle">
      <style:text-properties officeooo:paragraph-rsid="000b2aad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6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3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03.967197808</dc:date>
    <meta:editing-duration>PT7H51M30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41" meta:character-count="1011" meta:non-whitespace-character-count="900"/>
  </office:meta>
</office:document-meta>
</file>